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51cm" fo:min-width="4.47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4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4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25cm" fo:min-width="4.5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4.6cm"/>
    </style:style>
    <style:style style:name="gr9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975cm" svg:height="1.401cm" svg:x="2.025cm" svg:y="1.999cm">
          <text:p text:style-name="P1"><text:span text:style-name="T1">Refléter une</text:span></text:p>
          <text:p text:style-name="P1"><text:span text:style-name="T1"><text:s/></text:span><text:span text:style-name="T1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5cm" svg:height="1.4cm" svg:x="14cm" svg:y="2cm">
          <text:p text:style-name="P1"><text:span text:style-name="T1">Capturer</text:span> <text:span text:style-name="T1">l’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cm" svg:height="1.4cm" svg:x="14cm" svg:y="4cm">
          <text:p text:style-name="P4"><text:span text:style-name="T1">Traiter l’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cm" svg:height="1.4cm" svg:x="20cm" svg:y="2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4cm" svg:x="20cm" svg:y="4cm">
          <text:p text:style-name="P4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6cm" svg:x="8cm" svg:y="6cm">
          <text:p text:style-name="P4"><text:span text:style-name="T1">Commander les </text:span></text:p>
          <text:p text:style-name="P4"><text:span text:style-name="T1">servo-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6cm" svg:x="20cm" svg:y="6cm">
          <text:p text:style-name="P4"><text:span text:style-name="T1">Communication </text:span></text:p>
          <text:p text:style-name="P4"><text:span text:style-name="T1">I2C</text:span></text:p>
          <text:p text:style-name="P4"><text:span text:style-name="T1">Rasp. - Arduin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1.4cm" svg:x="8cm" svg:y="2cm">
          <text:p text:style-name="P4"><text:span text:style-name="T1">Récupérer l’image</text:span></text:p>
          <text:p text:style-name="P4"><text:span text:style-name="T1">à affi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.8cm" svg:x="14cm" svg:y="5.975cm">
          <text:p text:style-name="P4"><text:span text:style-name="T1">Récupérer informations</text:span></text:p>
          <text:p text:style-name="P4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cm" svg:height="1.4cm" svg:x="14cm" svg:y="8.2cm">
          <text:p text:style-name="P4"><text:span text:style-name="T1">Traiter les </text:span></text:p>
          <text:p text:style-name="P4"><text:span text:style-name="T1">inform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4cm" svg:x="20cm" svg:y="8.2cm">
          <text:p text:style-name="P4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cm" svg:height="1.6cm" svg:x="14cm" svg:y="10.2cm">
          <text:p text:style-name="P4"><text:span text:style-name="T1">Envoyer Infos</text:span></text:p>
          <text:p text:style-name="P4"><text:span text:style-name="T1">servo-moteur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9cm" svg:height="1.6cm" svg:x="20cm" svg:y="10.2cm">
          <text:p text:style-name="P1"><text:span text:style-name="T1">Communication</text:span></text:p>
          <text:p text:style-name="P1"><text:span text:style-name="T1">I2C</text:span></text:p>
          <text:p text:style-name="P1"><text:span text:style-name="T1">Arduino – Serv</text:span>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1.5cm" svg:x="8cm" svg:y="12.4cm">
          <text:p text:style-name="P4"><text:span text:style-name="T1">Afficher l’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025cm" svg:height="1.475cm" svg:x="14cm" svg:y="12.425cm">
          <text:p text:style-name="P4"><text:span text:style-name="T1">Faire tourner </text:span></text:p>
          <text:p text:style-name="P4"><text:span text:style-name="T1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1cm" svg:height="1.5cm" svg:x="19.9cm" svg:y="12.4cm">
          <text:p text:style-name="P4"><text:span text:style-name="T1">Servo-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5cm" svg:height="1.6cm" svg:x="14cm" svg:y="14.6cm">
          <text:p text:style-name="P4"><text:span text:style-name="T1">Reproduire l’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6cm" svg:x="19.9cm" svg:y="14.6cm">
          <text:p text:style-name="P4"><text:span text:style-name="T1">Cylindres</text:span></text:p>
          <text:p text:style-name="P4"><text:span text:style-name="T1">contrastée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cm" svg:y1="2.699cm" svg:x2="8cm" svg:y2="2.7cm" draw:start-shape="id1" draw:start-glue-point="1" draw:end-shape="id2" draw:end-glue-point="3" svg:d="M7000 2699h500v1h500" svg:viewBox="0 0 1001 2">
          <text:p/>
        </draw:connector>
        <draw:connector draw:style-name="gr9" draw:text-style-name="P1" xml:id="id5" draw:id="id5" draw:layer="layout" svg:x1="13cm" svg:y1="2.7cm" svg:x2="14cm" svg:y2="2.7cm" draw:start-shape="id2" draw:start-glue-point="1" draw:end-shape="id3" draw:end-glue-point="3" svg:d="M13000 2700h1000" svg:viewBox="0 0 1001 1">
          <text:p/>
        </draw:connector>
        <draw:connector draw:style-name="gr9" draw:text-style-name="P1" draw:layer="layout" svg:x1="19cm" svg:y1="2.7cm" svg:x2="20cm" svg:y2="2.7cm" draw:start-shape="id3" draw:start-glue-point="1" draw:end-shape="id4" draw:end-glue-point="3" svg:d="M19000 2700h1000" svg:viewBox="0 0 1001 1">
          <text:p/>
        </draw:connector>
        <draw:line draw:style-name="gr10" draw:text-style-name="P3" xml:id="id7" draw:id="id7" draw:layer="layout" svg:x1="13cm" svg:y1="7cm" svg:x2="14cm" svg:y2="7cm">
          <text:p/>
        </draw:line>
        <draw:line draw:style-name="gr10" draw:text-style-name="P3" draw:layer="layout" svg:x1="19cm" svg:y1="7cm" svg:x2="20cm" svg:y2="7cm">
          <text:p/>
        </draw:line>
        <draw:line draw:style-name="gr10" draw:text-style-name="P3" draw:layer="layout" svg:x1="19cm" svg:y1="9cm" svg:x2="20cm" svg:y2="9cm">
          <text:p/>
        </draw:line>
        <draw:line draw:style-name="gr10" draw:text-style-name="P3" draw:layer="layout" svg:x1="19cm" svg:y1="11cm" svg:x2="20cm" svg:y2="11cm">
          <text:p/>
        </draw:line>
        <draw:line draw:style-name="gr10" draw:text-style-name="P3" xml:id="id10" draw:id="id10" draw:layer="layout" svg:x1="13cm" svg:y1="13.2cm" svg:x2="14cm" svg:y2="13.2cm">
          <text:p/>
        </draw:line>
        <draw:line draw:style-name="gr10" draw:text-style-name="P3" draw:layer="layout" svg:x1="19cm" svg:y1="15.5cm" svg:x2="19.9cm" svg:y2="15.5cm">
          <text:p/>
        </draw:line>
        <draw:line draw:style-name="gr10" draw:text-style-name="P3" draw:layer="layout" svg:x1="19cm" svg:y1="13.1cm" svg:x2="19.9cm" svg:y2="13.1cm">
          <text:p/>
        </draw:line>
        <draw:line draw:style-name="gr10" draw:text-style-name="P3" draw:layer="layout" svg:x1="10.5cm" svg:y1="3.4cm" svg:x2="10.5cm" svg:y2="6cm">
          <text:p/>
        </draw:line>
        <draw:line draw:style-name="gr10" draw:text-style-name="P3" draw:layer="layout" svg:x1="10.5cm" svg:y1="7.6cm" svg:x2="10.5cm" svg:y2="12.4cm">
          <text:p/>
        </draw:line>
        <draw:connector draw:style-name="gr9" draw:text-style-name="P1" draw:layer="layout" draw:line-skew="1.05cm" svg:x1="13.5cm" svg:y1="2.7cm" svg:x2="14cm" svg:y2="4.7cm" draw:start-shape="id5" draw:start-glue-point="0" draw:end-shape="id6" draw:end-glue-point="3" svg:d="M13500 2700v2000h500" svg:viewBox="0 0 501 2001">
          <text:p/>
        </draw:connector>
        <draw:connector draw:style-name="gr9" draw:text-style-name="P1" draw:layer="layout" draw:line-skew="1.05cm" svg:x1="13.5cm" svg:y1="7cm" svg:x2="14cm" svg:y2="8.9cm" draw:start-shape="id7" draw:start-glue-point="0" draw:end-shape="id8" draw:end-glue-point="3" svg:d="M13500 7000v1900h500" svg:viewBox="0 0 501 1901">
          <text:p/>
        </draw:connector>
        <draw:connector draw:style-name="gr9" draw:text-style-name="P1" draw:layer="layout" draw:line-skew="1.05cm" svg:x1="13.5cm" svg:y1="7cm" svg:x2="14cm" svg:y2="11cm" draw:start-shape="id7" draw:start-glue-point="0" draw:end-shape="id9" draw:end-glue-point="3" svg:d="M13500 7000v4000h500" svg:viewBox="0 0 501 4001">
          <text:p/>
        </draw:connector>
        <draw:connector draw:style-name="gr9" draw:text-style-name="P1" draw:layer="layout" draw:line-skew="1.05cm" svg:x1="13.5cm" svg:y1="13.2cm" svg:x2="14cm" svg:y2="15.4cm" draw:start-shape="id10" draw:start-glue-point="0" draw:end-shape="id11" draw:end-glue-point="3" svg:d="M13500 13200v2200h500" svg:viewBox="0 0 501 2201">
          <text:p/>
        </draw:connector>
        <draw:line draw:style-name="gr10" draw:text-style-name="P3" draw:layer="layout" svg:x1="19cm" svg:y1="4.6cm" svg:x2="20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4:45:46.393000000</meta:creation-date>
    <dc:date>2018-09-10T16:05:46.323000000</dc:date>
    <meta:editing-duration>PT22M29S</meta:editing-duration>
    <meta:editing-cycles>3</meta:editing-cycles>
    <meta:generator>LibreOffice/5.3.6.1$Windows_X86_64 LibreOffice_project/686f202eff87ef707079aeb7f485847613344eb7</meta:generator>
    <meta:document-statistic meta:object-count="35"/>
  </office:meta>
</office:document-meta>
</file>